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71cm" draw:marker-start="msArrowEnd_20_5" draw:marker-start-width="0.213cm" draw:marker-start-center="false" draw:marker-end="msArrowEnd_20_5" draw:marker-end-width="0.213cm" draw:marker-end-center="false" draw:stroke-linejoin="round" draw:fill="solid" draw:fill-color="#161c2e" draw:textarea-vertical-align="top" draw:auto-grow-height="false" fo:min-height="0.427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212cm" draw:stroke-linejoin="round" draw:fill="solid" draw:fill-color="#d0d4e1" draw:textarea-vertical-align="middle" draw:auto-grow-height="false" draw:fit-to-size="false" style:shrink-to-fit="false" fo:min-height="2.14cm" fo:min-width="7.482cm" fo:padding-top="0.095cm" fo:padding-bottom="0.095cm" fo:padding-left="0.191cm" fo:padding-right="0.191cm" fo:wrap-option="wrap"/>
    </style:style>
    <style:style style:name="gr3" style:family="graphic" style:parent-style-name="standard" style:list-style-name="L2">
      <style:graphic-properties draw:stroke="none" svg:stroke-width="0.212cm" draw:stroke-linejoin="round" draw:fill="solid" draw:fill-color="#faa61a" draw:textarea-vertical-align="middle" draw:auto-grow-height="false" draw:fit-to-size="false" style:shrink-to-fit="false" fo:min-height="0.845cm" fo:min-width="3.232cm" fo:padding-top="0.095cm" fo:padding-bottom="0.095cm" fo:padding-left="0.191cm" fo:padding-right="0.191cm" fo:wrap-option="wrap"/>
    </style:style>
    <style:style style:name="gr4" style:family="graphic" style:parent-style-name="standard" style:list-style-name="L2">
      <style:graphic-properties draw:stroke="none" svg:stroke-width="0.212cm" draw:stroke-linejoin="round" draw:fill="solid" draw:fill-color="#faa61a" draw:textarea-vertical-align="middle" draw:auto-grow-height="false" draw:fit-to-size="false" style:shrink-to-fit="false" fo:min-height="0.845cm" fo:min-width="3.038cm" fo:padding-top="0.095cm" fo:padding-bottom="0.095cm" fo:padding-left="0.191cm" fo:padding-right="0.191cm" fo:wrap-option="wrap"/>
    </style:style>
    <style:style style:name="gr5" style:family="graphic" style:parent-style-name="standard" style:list-style-name="L2">
      <style:graphic-properties draw:stroke="none" svg:stroke-width="0.212cm" draw:stroke-linejoin="round" draw:fill="solid" draw:fill-color="#ce181e" draw:textarea-vertical-align="middle" draw:auto-grow-height="false" draw:fit-to-size="false" style:shrink-to-fit="false" fo:min-height="0.757cm" fo:min-width="7.493cm" fo:padding-top="0.095cm" fo:padding-bottom="0.095cm" fo:padding-left="0.191cm" fo:padding-right="0.191cm" fo:wrap-option="wrap"/>
    </style:style>
    <style:style style:name="gr6" style:family="graphic" style:parent-style-name="standard" style:list-style-name="L2">
      <style:graphic-properties draw:stroke="none" svg:stroke-width="0.212cm" draw:stroke-linejoin="round" draw:fill="solid" draw:fill-color="#aa55a1" draw:textarea-vertical-align="middle" draw:auto-grow-height="false" draw:fit-to-size="false" style:shrink-to-fit="false" fo:min-height="0.469cm" fo:min-width="1.732cm" fo:padding-top="0.095cm" fo:padding-bottom="0.095cm" fo:padding-left="0.191cm" fo:padding-right="0.191cm" fo:wrap-option="wrap"/>
    </style:style>
    <style:style style:name="gr7" style:family="graphic" style:parent-style-name="standard" style:list-style-name="L2">
      <style:graphic-properties draw:stroke="none" svg:stroke-width="0.212cm" draw:stroke-linejoin="round" draw:fill="solid" draw:fill-color="#aa55a1" draw:textarea-vertical-align="middle" draw:auto-grow-height="false" draw:fit-to-size="false" style:shrink-to-fit="false" fo:min-height="0.367cm" fo:min-width="1.738cm" fo:padding-top="0.095cm" fo:padding-bottom="0.095cm" fo:padding-left="0.191cm" fo:padding-right="0.191cm" fo:wrap-option="wrap"/>
    </style:style>
    <style:style style:name="gr8" style:family="graphic" style:parent-style-name="standard" style:list-style-name="L2">
      <style:graphic-properties draw:stroke="none" svg:stroke-width="0.212cm" draw:stroke-linejoin="round" draw:fill="solid" draw:fill-color="#697db7" draw:textarea-vertical-align="middle" draw:auto-grow-height="false" draw:fit-to-size="false" style:shrink-to-fit="false" fo:min-height="1.081cm" fo:min-width="4.191cm" fo:padding-top="0.095cm" fo:padding-bottom="0.095cm" fo:padding-left="0.191cm" fo:padding-right="0.191cm" fo:wrap-option="wrap"/>
    </style:style>
    <style:style style:name="gr9" style:family="graphic" style:parent-style-name="standard" style:list-style-name="L2">
      <style:graphic-properties draw:stroke="none" svg:stroke-width="0.212cm" draw:stroke-linejoin="round" draw:fill="solid" draw:fill-color="#aa55a1" draw:textarea-vertical-align="middle" draw:auto-grow-height="false" draw:fit-to-size="false" style:shrink-to-fit="false" fo:min-height="0.367cm" fo:min-width="2.43cm" fo:padding-top="0.095cm" fo:padding-bottom="0.095cm" fo:padding-left="0.191cm" fo:padding-right="0.191cm" fo:wrap-option="wrap"/>
    </style:style>
    <style:style style:name="gr10" style:family="graphic" style:parent-style-name="standard" style:list-style-name="L2">
      <style:graphic-properties draw:stroke="none" svg:stroke-width="0.212cm" draw:stroke-linejoin="round" draw:fill="solid" draw:fill-color="#00599d" draw:textarea-vertical-align="middle" draw:auto-grow-height="false" draw:fit-to-size="false" style:shrink-to-fit="false" fo:min-height="0.436cm" fo:min-width="2.413cm" fo:padding-top="0.095cm" fo:padding-bottom="0.095cm" fo:padding-left="0.191cm" fo:padding-right="0.191cm" fo:wrap-option="wrap"/>
    </style:style>
    <style:style style:name="gr11" style:family="graphic" style:parent-style-name="standard" style:list-style-name="L2">
      <style:graphic-properties draw:stroke="none" svg:stroke-width="0.212cm" draw:stroke-linejoin="round" draw:fill="solid" draw:fill-color="#aa55a1" draw:textarea-vertical-align="middle" draw:auto-grow-height="false" draw:fit-to-size="false" style:shrink-to-fit="false" fo:min-height="0.393cm" fo:min-width="1.853cm" fo:padding-top="0.095cm" fo:padding-bottom="0.095cm" fo:padding-left="0.191cm" fo:padding-right="0.191cm" fo:wrap-option="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4.439cm"/>
    </style:style>
    <style:style style:name="gr13" style:family="graphic" style:parent-style-name="standard">
      <style:graphic-properties draw:stroke="none" svg:stroke-width="0.212cm" draw:stroke-linejoin="round" draw:fill="solid" draw:fill-color="#d0d4e1" draw:textarea-vertical-align="middle" draw:auto-grow-height="false" draw:fit-to-size="false" style:shrink-to-fit="false" fo:min-height="2.752cm" fo:min-width="6.815cm" fo:padding-top="0.095cm" fo:padding-bottom="0.095cm" fo:padding-left="0.191cm" fo:padding-right="0.191cm" fo:wrap-option="wrap"/>
    </style:style>
    <style:style style:name="gr14" style:family="graphic" style:parent-style-name="standard" style:list-style-name="L2">
      <style:graphic-properties draw:stroke="none" svg:stroke-width="0.212cm" draw:stroke-linejoin="round" draw:fill="solid" draw:fill-color="#faa61a" draw:textarea-vertical-align="middle" draw:auto-grow-height="false" draw:fit-to-size="false" style:shrink-to-fit="false" fo:min-height="0.367cm" fo:min-width="1.397cm" fo:padding-top="0.095cm" fo:padding-bottom="0.095cm" fo:padding-left="0.191cm" fo:padding-right="0.191cm" fo:wrap-option="wrap"/>
    </style:style>
    <style:style style:name="gr15" style:family="graphic" style:parent-style-name="standard" style:list-style-name="L2">
      <style:graphic-properties draw:stroke="none" svg:stroke-width="0.212cm" draw:stroke-linejoin="round" draw:fill="solid" draw:fill-color="#faa61a" draw:textarea-vertical-align="middle" draw:auto-grow-height="false" draw:fit-to-size="false" style:shrink-to-fit="false" fo:min-height="0.338cm" fo:min-width="2.272cm" fo:padding-top="0.095cm" fo:padding-bottom="0.095cm" fo:padding-left="0.191cm" fo:padding-right="0.191cm" fo:wrap-option="wrap"/>
    </style:style>
    <style:style style:name="gr16" style:family="graphic" style:parent-style-name="standard" style:list-style-name="L2">
      <style:graphic-properties draw:stroke="none" svg:stroke-width="0.212cm" draw:stroke-linejoin="round" draw:fill="solid" draw:fill-color="#ce181e" draw:textarea-vertical-align="middle" draw:auto-grow-height="false" draw:fit-to-size="false" style:shrink-to-fit="false" fo:min-height="0.526cm" fo:min-width="6.18cm" fo:padding-top="0.095cm" fo:padding-bottom="0.095cm" fo:padding-left="0.191cm" fo:padding-right="0.191cm" fo:wrap-option="wrap"/>
    </style:style>
    <style:style style:name="gr17" style:family="graphic" style:parent-style-name="standard" style:list-style-name="L2">
      <style:graphic-properties draw:stroke="none" svg:stroke-width="0.212cm" draw:stroke-linejoin="round" draw:fill="solid" draw:fill-color="#697db7" draw:textarea-vertical-align="middle" draw:auto-grow-height="false" draw:fit-to-size="false" style:shrink-to-fit="false" fo:min-height="0.722cm" fo:min-width="4.923cm" fo:padding-top="0.095cm" fo:padding-bottom="0.095cm" fo:padding-left="0.191cm" fo:padding-right="0.191cm" fo:wrap-option="wrap"/>
    </style:style>
    <style:style style:name="gr18" style:family="graphic" style:parent-style-name="standard" style:list-style-name="L2">
      <style:graphic-properties draw:stroke="none" svg:stroke-width="0.212cm" draw:stroke-linejoin="round" draw:fill="solid" draw:fill-color="#aa55a1" draw:textarea-vertical-align="middle" draw:auto-grow-height="false" draw:fit-to-size="false" style:shrink-to-fit="false" fo:min-height="0.688cm" fo:min-width="0.762cm" fo:padding-top="0.095cm" fo:padding-bottom="0.095cm" fo:padding-left="0.191cm" fo:padding-right="0.191cm" fo:wrap-option="wrap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737cm"/>
    </style:style>
    <style:style style:name="gr20" style:family="graphic" style:parent-style-name="standard" style:list-style-name="L2">
      <style:graphic-properties draw:stroke="none" svg:stroke-width="0.212cm" draw:stroke-linejoin="round" draw:fill="solid" draw:fill-color="#faa61a" draw:textarea-vertical-align="middle" draw:auto-grow-height="false" draw:fit-to-size="false" style:shrink-to-fit="false" fo:min-height="0.367cm" fo:min-width="3.175cm" fo:padding-top="0.095cm" fo:padding-bottom="0.095cm" fo:padding-left="0.191cm" fo:padding-right="0.191cm" fo:wrap-option="wrap"/>
    </style:style>
    <style:style style:name="P1" style:family="paragraph">
      <loext:graphic-properties draw:fill="solid" draw:fill-color="#161c2e"/>
      <style:paragraph-properties fo:text-align="start"/>
      <style:text-properties fo:color="#ffffff" style:font-name="Arial" fo:font-size="10pt" fo:font-weight="bold"/>
    </style:style>
    <style:style style:name="P2" style:family="paragraph">
      <loext:graphic-properties draw:fill="solid" draw:fill-color="#d0d4e1"/>
      <style:paragraph-properties fo:text-align="start" style:font-independent-line-spacing="true"/>
      <style:text-properties fo:color="#ffffff" style:font-name="Arial" fo:font-size="10pt" fo:font-weight="bold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solid" draw:fill-color="#faa61a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style:font-name="Arial" fo:font-size="12pt" fo:font-weight="bold" fo:hyphenate="false"/>
    </style:style>
    <style:style style:name="P5" style:family="paragraph">
      <loext:graphic-properties draw:fill="solid" draw:fill-color="#faa61a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style:font-name="Arial" fo:font-size="12pt" fo:font-weight="bold" style:font-size-asian="12pt" style:font-size-complex="12pt" fo:hyphenate="false"/>
    </style:style>
    <style:style style:name="P6" style:family="paragraph">
      <loext:graphic-properties draw:fill="solid" draw:fill-color="#ce181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style:font-name="Arial" fo:font-size="12pt" fo:font-weight="bold" fo:hyphenate="false"/>
    </style:style>
    <style:style style:name="P7" style:family="paragraph">
      <loext:graphic-properties draw:fill="solid" draw:fill-color="#aa55a1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style:font-name="Arial" fo:font-size="10pt" fo:font-weight="bold" fo:hyphenate="false"/>
    </style:style>
    <style:style style:name="P8" style:family="paragraph">
      <loext:graphic-properties draw:fill="solid" draw:fill-color="#697db7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style:font-name="Arial" fo:font-size="10pt" fo:font-weight="bold" fo:hyphenate="false"/>
    </style:style>
    <style:style style:name="P9" style:family="paragraph">
      <loext:graphic-properties draw:fill="solid" draw:fill-color="#00599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style:font-name="Arial" fo:font-size="10pt" fo:font-weight="bold" fo:hyphenate="false"/>
    </style:style>
    <style:style style:name="P10" style:family="paragraph">
      <loext:graphic-properties draw:fill="none" draw:fill-color="#ffffff"/>
      <style:text-properties fo:font-size="12pt" style:text-underline-style="none" fo:font-weight="bold" style:font-size-asian="12pt" style:font-size-complex="12pt"/>
    </style:style>
    <style:style style:name="P11" style:family="paragraph">
      <loext:graphic-properties draw:fill="solid" draw:fill-color="#faa61a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style:font-name="Arial" fo:font-size="10pt" fo:font-weight="bold" fo:hyphenate="false"/>
    </style:style>
    <style:style style:name="P12" style:family="paragraph">
      <loext:graphic-properties draw:fill="solid" draw:fill-color="#ce181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style:font-name="Arial" fo:font-size="10pt" fo:font-weight="bold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bold" style:font-size-asian="10.5pt" style:font-style-asian="normal" style:font-weight-asian="normal" style:font-size-complex="10.5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.5pt" style:font-style-asian="normal" style:font-weight-asian="normal" style:font-size-complex="10.5pt" style:font-style-complex="normal" style:font-weight-complex="normal"/>
    </style:style>
    <style:style style:name="T4" style:family="text">
      <style:text-properties fo:font-size="12pt" style:text-underline-style="none" fo:font-weight="bold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traight Arrow Connector 75" draw:style-name="gr1" draw:text-style-name="P1" draw:layer="layout" svg:width="0.291cm" svg:height="0.677cm" svg:x="13.817cm" svg:y="17.4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76" draw:style-name="gr1" draw:text-style-name="P1" draw:layer="layout" svg:width="0.016cm" svg:height="0.677cm" svg:x="17.822cm" svg:y="17.482cm">
          <text:p/>
          <draw:enhanced-geometry draw:mirror-horizontal="true" draw:mirror-vertical="true" svg:viewBox="0 0 21600 21600" draw:type="mso-spt32" draw:enhanced-path="M 0 0 L 21600 21600 N"/>
        </draw:custom-shape>
        <draw:g>
          <draw:g>
            <draw:g>
              <draw:custom-shape draw:name="Rectangle 48" draw:style-name="gr2" draw:text-style-name="P2" draw:layer="layout" svg:width="7.863cm" svg:height="2.329cm" svg:x="1cm" svg:y="3.49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34" draw:style-name="gr3" draw:text-style-name="P4" draw:layer="layout" svg:width="3.613cm" svg:height="1.034cm" svg:x="1cm" svg:y="2.202cm">
                <text:p text:style-name="P3"><text:span text:style-name="T1">XOCL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36" draw:style-name="gr4" draw:text-style-name="P5" draw:layer="layout" svg:width="3.419cm" svg:height="1.034cm" svg:x="5.444cm" svg:y="2.202cm">
                <text:p text:style-name="P3"><text:span text:style-name="T2">XCLMG</text:span><text:span text:style-name="T2">MT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37" draw:style-name="gr5" draw:text-style-name="P6" draw:layer="layout" svg:width="7.874cm" svg:height="0.946cm" svg:x="1cm" svg:y="1cm">
                <text:p text:style-name="P3"><text:span text:style-name="T1">XRT Runtime </text:span><text:span text:style-name="T1">Libraries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43" draw:style-name="gr6" draw:text-style-name="P7" draw:layer="layout" svg:width="2.113cm" svg:height="0.658cm" svg:x="1.173cm" svg:y="3.577cm">
                <text:p text:style-name="P3"><text:span text:style-name="T3">USER PF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45" draw:style-name="gr7" draw:text-style-name="P7" draw:layer="layout" svg:width="2.119cm" svg:height="0.556cm" svg:x="6.532cm" svg:y="3.603cm">
                <text:p text:style-name="P3"><text:span text:style-name="T3">MGMT </text:span><text:span text:style-name="T3">PF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Straight Arrow Connector 17" draw:style-name="gr1" draw:text-style-name="P1" draw:layer="layout" svg:width="0.291cm" svg:height="0.677cm" svg:x="3.149cm" svg:y="3.131cm">
                <text:p/>
                <draw:enhanced-geometry draw:mirror-horizontal="false" draw:mirror-vertical="true" svg:viewBox="0 0 21600 21600" draw:type="mso-spt32" draw:enhanced-path="M 0 0 L 21600 21600 N"/>
              </draw:custom-shape>
              <draw:custom-shape draw:name="Straight Arrow Connector 25" draw:style-name="gr1" draw:text-style-name="P1" draw:layer="layout" svg:width="0.016cm" svg:height="0.677cm" svg:x="7.154cm" svg:y="3.131cm">
                <text:p/>
                <draw:enhanced-geometry draw:mirror-horizontal="true" draw:mirror-vertical="true" svg:viewBox="0 0 21600 21600" draw:type="mso-spt32" draw:enhanced-path="M 0 0 L 21600 21600 N"/>
              </draw:custom-shape>
              <draw:custom-shape draw:name="Rectangle 42" draw:style-name="gr8" draw:text-style-name="P8" draw:layer="layout" svg:width="4.572cm" svg:height="1.27cm" svg:x="4.048cm" svg:y="4.429cm">
                <text:p text:style-name="P3"><text:span text:style-name="T3">PR Region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52" draw:style-name="gr9" draw:text-style-name="P7" draw:layer="layout" svg:width="2.811cm" svg:height="0.556cm" svg:x="1.127cm" svg:y="5.163cm">
                <text:p text:style-name="P3"><text:span text:style-name="T3">MicroBlaze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61" draw:style-name="gr10" draw:text-style-name="P9" draw:layer="layout" svg:width="2.794cm" svg:height="0.625cm" svg:x="1.127cm" svg:y="4.429cm">
                <text:p text:style-name="P3"><text:span text:style-name="T3">ERT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66" draw:style-name="gr11" draw:text-style-name="P7" draw:layer="layout" svg:width="2.234cm" svg:height="0.582cm" svg:x="3.719cm" svg:y="3.603cm">
                <text:p text:style-name="P3"><text:span text:style-name="T3">MailBox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frame draw:style-name="gr12" draw:text-style-name="P10" draw:layer="layout" svg:width="4.939cm" svg:height="0.649cm" svg:x="3.003cm" svg:y="5.982cm">
                <draw:text-box>
                  <text:p><text:span text:style-name="T4">Alveo PCIe </text:span><text:span text:style-name="T4">Stack</text:span></text:p>
                </draw:text-box>
              </draw:frame>
            </draw:g>
            <draw:g>
              <draw:custom-shape draw:name="Rectangle 68" draw:style-name="gr13" draw:text-style-name="P2" draw:layer="layout" svg:width="7.196cm" svg:height="2.941cm" svg:x="11.087cm" svg:y="2.84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82" draw:style-name="gr14" draw:text-style-name="P11" draw:layer="layout" svg:width="1.778cm" svg:height="0.556cm" svg:x="11.436cm" svg:y="3.926cm">
                <text:p text:style-name="P3"><text:span text:style-name="T3">ZOCL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83" draw:style-name="gr15" draw:text-style-name="P11" draw:layer="layout" svg:width="2.653cm" svg:height="0.527cm" svg:x="15.271cm" svg:y="3.926cm">
                <text:p text:style-name="P3"><text:span text:style-name="T3">FPGA MGR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84" draw:style-name="gr16" draw:text-style-name="P12" draw:layer="layout" svg:width="6.561cm" svg:height="0.715cm" svg:x="11.41cm" svg:y="3.102cm">
                <text:p text:style-name="P3"><text:span text:style-name="T3">XR</text:span><text:span text:style-name="T3">T </text:span><text:span text:style-name="T3">Ru</text:span><text:span text:style-name="T3">nti</text:span><text:span text:style-name="T3">m</text:span><text:span text:style-name="T3">e </text:span><text:span text:style-name="T3">Li</text:span><text:span text:style-name="T3">br</text:span><text:span text:style-name="T3">ari</text:span><text:span text:style-name="T3">es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77" draw:style-name="gr17" draw:text-style-name="P8" draw:layer="layout" svg:width="5.304cm" svg:height="0.911cm" svg:x="12.736cm" svg:y="4.626cm">
                <text:p text:style-name="P3"><text:span text:style-name="T3">PL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77" draw:style-name="gr18" draw:text-style-name="P7" draw:layer="layout" svg:width="1.143cm" svg:height="0.877cm" svg:x="11.436cm" svg:y="4.638cm">
                <text:p text:style-name="P3"><text:span text:style-name="T3">P</text:span><text:span text:style-name="T3">S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frame draw:style-name="gr19" draw:text-style-name="P10" draw:layer="layout" svg:width="3.237cm" svg:height="0.649cm" svg:x="12.603cm" svg:y="5.983cm">
                <draw:text-box>
                  <text:p><text:span text:style-name="T4">MPSoC </text:span><text:span text:style-name="T4">Stack</text:span></text:p>
                </draw:text-box>
              </draw:frame>
              <draw:custom-shape draw:name="Rectangle 82" draw:style-name="gr20" draw:text-style-name="P11" draw:layer="layout" svg:width="3.556cm" svg:height="0.556cm" svg:x="11.436cm" svg:y="3.926cm">
                <text:p text:style-name="P3"><text:span text:style-name="T3">ZOCL </text:span><text:span text:style-name="T3">CMA/SVM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2T17:38:26.314939138</meta:creation-date>
    <dc:date>2018-12-03T18:08:06.789923785</dc:date>
    <meta:editing-duration>PT1H11M31S</meta:editing-duration>
    <meta:editing-cycles>10</meta:editing-cycles>
    <meta:generator>LibreOffice/6.0.3.2$Linux_X86_64 LibreOffice_project/00m0$Build-2</meta:generator>
    <meta:document-statistic meta:object-count="27"/>
  </office:meta>
</office:document-meta>
</file>